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467886" style:text-underline-style="solid" style:text-underline-type="single"/>
    </style:style>
    <style:style style:name="ce3" style:family="table-cell" style:parent-style-name="Default" style:data-style-name="N0">
      <style:table-cell-properties fo:border="thin solid #000000" fo:background-color="#C1F0C8"/>
    </style:style>
    <style:style style:name="ce4" style:family="table-cell" style:parent-style-name="Default" style:data-style-name="N0">
      <style:table-cell-properties fo:border="thin solid #000000" style:vertical-align="automatic" fo:background-color="#F7C7A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#C0E6F5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fo:background-color="#C1F0C8"/>
    </style:style>
    <style:style style:name="ce7" style:family="table-cell" style:parent-style-name="Default" style:data-style-name="N0">
      <style:table-cell-properties fo:border="thin solid #000000" fo:background-color="#F7C7AC"/>
    </style:style>
    <style:style style:name="ce8" style:family="table-cell" style:parent-style-name="Default" style:data-style-name="N0">
      <style:table-cell-properties fo:border="thin solid #000000" fo:background-color="#C0E6F5"/>
    </style:style>
    <style:style style:name="ce9" style:family="table-cell" style:parent-style-name="Default" style:data-style-name="N0">
      <style:table-cell-properties fo:border="thin solid #000000" fo:background-color="#F2CEEF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C1F0C8"/>
    </style:style>
    <style:style style:name="ce11" style:family="table-cell" style:parent-style-name="Default" style:data-style-name="N0">
      <style:table-cell-properties fo:border="thin solid #000000" fo:background-color="#F2CEEF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C1F0C8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C1F0C8"/>
    </style:style>
    <style:style style:name="ce14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44B3E1"/>
    </style:style>
    <style:style style:name="ce15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44B3E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1F0C8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1F0C8"/>
    </style:style>
    <style:style style:name="ce18" style:family="table-cell" style:parent-style-name="Default" style:data-style-name="N0">
      <style:table-cell-properties fo:border="2pt solid #000000" fo:background-color="#C1F0C8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2CEEF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fo:background-color="#C1F0C8" style:repeat-content="false"/>
      <style:paragraph-properties fo:text-align="center"/>
    </style:style>
    <style:style style:name="co1" style:family="table-column">
      <style:table-column-properties fo:break-before="auto" style:column-width="2.143125cm" style:use-optimal-column-width="true"/>
    </style:style>
    <style:style style:name="co2" style:family="table-column">
      <style:table-column-properties fo:break-before="auto" style:column-width="7.8184375cm"/>
    </style:style>
    <style:style style:name="co3" style:family="table-column">
      <style:table-column-properties fo:break-before="auto" style:column-width="9.10166666666667cm" style:use-optimal-column-width="true"/>
    </style:style>
    <style:style style:name="co4" style:family="table-column">
      <style:table-column-properties fo:break-before="auto" style:column-width="13.1630208333333cm" style:use-optimal-column-width="true"/>
    </style:style>
    <style:style style:name="co5" style:family="table-column">
      <style:table-column-properties fo:break-before="auto" style:column-width="1.77270833333333cm" style:use-optimal-column-width="true"/>
    </style:style>
    <style:style style:name="co6" style:family="table-column">
      <style:table-column-properties fo:break-before="auto" style:column-width="2.32833333333333cm" style:use-optimal-column-width="true"/>
    </style:style>
    <style:style style:name="co7" style:family="table-column">
      <style:table-column-properties fo:break-before="auto" style:column-width="2.15635416666667cm" style:use-optimal-column-width="true"/>
    </style:style>
    <style:style style:name="co8" style:family="table-column">
      <style:table-column-properties fo:break-before="auto" style:column-width="1.99760416666667cm" style:use-optimal-column-width="true"/>
    </style:style>
    <style:style style:name="co9" style:family="table-column">
      <style:table-column-properties fo:break-before="auto" style:column-width="1.25677083333333cm" style:use-optimal-column-width="true"/>
    </style:style>
    <style:style style:name="co10" style:family="table-column">
      <style:table-column-properties fo:break-before="auto" style:column-width="1.32291666666667cm" style:use-optimal-column-width="true"/>
    </style:style>
    <style:style style:name="co11" style:family="table-column">
      <style:table-column-properties fo:break-before="auto" style:column-width="15.9808333333333cm" style:use-optimal-column-width="true"/>
    </style:style>
    <style:style style:name="co12" style:family="table-column">
      <style:table-column-properties fo:break-before="auto" style:column-width="1.11125cm" style:use-optimal-column-width="true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3.32052083333333cm" style:use-optimal-column-width="true"/>
    </style:style>
    <style:style style:name="co15" style:family="table-column">
      <style:table-column-properties fo:break-before="auto" style:column-width="3.095625cm" style:use-optimal-column-width="true"/>
    </style:style>
    <style:style style:name="co16" style:family="table-column">
      <style:table-column-properties fo:break-before="auto" style:column-width="5.82083333333333cm" style:use-optimal-column-width="true"/>
    </style:style>
    <style:style style:name="co17" style:family="table-column">
      <style:table-column-properties fo:break-before="auto" style:column-width="5.82083333333333cm"/>
    </style:style>
    <style:style style:name="co18" style:family="table-column">
      <style:table-column-properties fo:break-before="auto" style:column-width="4.41854166666667cm"/>
    </style:style>
    <style:style style:name="co19" style:family="table-column">
      <style:table-column-properties fo:break-before="auto" style:column-width="5.87375cm" style:use-optimal-column-width="true"/>
    </style:style>
    <style:style style:name="co20" style:family="table-column">
      <style:table-column-properties fo:break-before="auto" style:column-width="1.83885416666667cm"/>
    </style:style>
    <style:style style:name="co21" style:family="table-column">
      <style:table-column-properties fo:break-before="auto" style:column-width="1.93145833333333cm" style:use-optimal-column-width="true"/>
    </style:style>
    <style:style style:name="co22" style:family="table-column">
      <style:table-column-properties fo:break-before="auto" style:column-width="2.7384375cm"/>
    </style:style>
    <style:style style:name="co23" style:family="table-column">
      <style:table-column-properties fo:break-before="auto" style:column-width="3.5321875cm" style:use-optimal-column-width="true"/>
    </style:style>
    <style:style style:name="co24" style:family="table-column">
      <style:table-column-properties fo:break-before="auto" style:column-width="5.01385416666667cm"/>
    </style:style>
    <style:style style:name="co25" style:family="table-column">
      <style:table-column-properties fo:break-before="auto" style:column-width="17.88583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kian_nest_microcontrol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office:value-type="string" table:style-name="ce1">
            <text:p>Reference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Datasheet</text:p>
          </table:table-cell>
          <table:table-cell office:value-type="string" table:style-name="ce1">
            <text:p>LCSC</text:p>
          </table:table-cell>
          <table:table-cell office:value-type="string" table:style-name="ce1">
            <text:p>Sim.Device</text:p>
          </table:table-cell>
          <table:table-cell office:value-type="string" table:style-name="ce1">
            <text:p>Sim.Pins</text:p>
          </table:table-cell>
          <table:table-cell office:value-type="string" table:style-name="ce1">
            <text:p>Sim.Type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cost<text:s/></text:p>
          </table:table-cell>
          <table:table-cell office:value-type="string" table:style-name="ce1">
            <text:p>where</text:p>
          </table:table-cell>
          <table:table-cell office:value-type="string" table:style-name="ce1">
            <text:p>Qt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?()</text:p>
          </table:table-cell>
          <table:table-cell office:value-type="string" table:style-name="ce1">
            <text:p>HKD SD CARD READ/WRITE MODULE</text:p>
          </table:table-cell>
          <table:table-cell table:number-columns-repeated="6"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2">
            <text:p><text:a xlink:href="https://www.communica.co.za/products/hkd-sd-card-read-write-module?utm_source=www.communica.co.za&amp;variant=39359979651145&amp;sfdr_ptcid=31591_617_678237302&amp;sfdr_hash=92fe7115abe5c960047a41022fa61b8f">https://www.communica.co.za/products/hkd-sd-card-read-write-module?utm_source=www.communica.co.za&amp;variant=39359979651145&amp;sfdr_ptcid=31591_617_678237302&amp;sfdr_hash=92fe7115abe5c960047a41022fa61b8f</text:a>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1, J2</text:p>
          </table:table-cell>
          <table:table-cell office:value-type="string" table:style-name="ce1">
            <text:p>Conn_01x20_Pin</text:p>
          </table:table-cell>
          <table:table-cell table:style-name="ce1"/>
          <table:table-cell office:value-type="string" table:style-name="ce1">
            <text:p>~</text:p>
          </table:table-cell>
          <table:table-cell table:number-columns-repeated="4" table:style-name="ce1"/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brenden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4, J5</text:p>
          </table:table-cell>
          <table:table-cell office:value-type="string" table:style-name="ce1">
            <text:p>Conn_01x20_Socket</text:p>
          </table:table-cell>
          <table:table-cell table:style-name="ce1"/>
          <table:table-cell office:value-type="string" table:style-name="ce1">
            <text:p>~</text:p>
          </table:table-cell>
          <table:table-cell table:number-columns-repeated="4"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brenden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Q1</text:p>
          </table:table-cell>
          <table:table-cell office:value-type="string" table:style-name="ce1">
            <text:p>NMOS</text:p>
          </table:table-cell>
          <table:table-cell table:style-name="ce1"/>
          <table:table-cell office:value-type="string" table:style-name="ce1">
            <text:p>https://ngspice.sourceforge.io/docs/ngspice-manual.pdf</text:p>
          </table:table-cell>
          <table:table-cell table:style-name="ce1"/>
          <table:table-cell office:value-type="string" table:style-name="ce1">
            <text:p>NMOS</text:p>
          </table:table-cell>
          <table:table-cell office:value-type="string" table:style-name="ce1">
            <text:p>1=D 2=G 3=S</text:p>
          </table:table-cell>
          <table:table-cell office:value-type="string" table:style-name="ce1">
            <text:p>VDMOS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brenden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W1</text:p>
          </table:table-cell>
          <table:table-cell office:value-type="string" table:style-name="ce1">
            <text:p>SW_MEC_5E</text:p>
          </table:table-cell>
          <table:table-cell table:style-name="ce1"/>
          <table:table-cell office:value-type="string" table:style-name="ce1">
            <text:p>http://www.apem.com/int/index.php?controller=attachment&amp;id_attachment=1371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brenden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1">
            <text:p>PICO_W</text:p>
          </table:table-cell>
          <table:table-cell office:value-type="string" table:style-name="ce1">
            <text:p>footprint:LCC-40_L51.0-W21.0-P2.54-BL_RP2040-BASED</text:p>
          </table:table-cell>
          <table:table-cell office:value-type="string" table:style-name="ce1">
            <text:p>https://datasheets.raspberrypi.com/pico/pico-datasheet.pdf</text:p>
          </table:table-cell>
          <table:table-cell office:value-type="string" table:style-name="ce1">
            <text:p>C7203003</text:p>
          </table:table-cell>
          <table:table-cell table:number-columns-repeated="3" table:style-name="ce1"/>
          <table:table-cell office:value-type="float" office:value="150" table:style-name="ce1">
            <text:p>150</text:p>
          </table:table-cell>
          <table:table-cell table:style-name="ce1"/>
          <table:table-cell office:value-type="string" table:style-name="ce1">
            <text:p>https://www.pishop.co.za/store/raspberry-pi-pico-wh-with-pre-soldered-headers?keyword=pico%20w&amp;category_id=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U2</text:p>
          </table:table-cell>
          <table:table-cell office:value-type="string" table:style-name="ce1">
            <text:p>sht31-d-dig-temp-hum-sens</text:p>
          </table:table-cell>
          <table:table-cell table:style-name="ce1"/>
          <table:table-cell office:value-type="string" table:style-name="ce1">
            <text:p>file:///C:/Users/kianf/Downloads/SHT33-DIS.PDF</text:p>
          </table:table-cell>
          <table:table-cell table:number-columns-repeated="4" table:style-name="ce1"/>
          <table:table-cell office:value-type="float" office:value="125" table:style-name="ce1">
            <text:p>125</text:p>
          </table:table-cell>
          <table:table-cell table:style-name="ce1"/>
          <table:table-cell office:value-type="string" table:style-name="ce2">
            <text:p><text:a xlink:href="https://www.communica.co.za/products/hkd-gy-sht31-d-dig-temp-hum-sens?variant=44762824442156">https://www.communica.co.za/products/hkd-gy-sht31-d-dig-temp-hum-sens?variant=44762824442156</text:a>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U3-U5</text:p>
          </table:table-cell>
          <table:table-cell office:value-type="string" table:style-name="ce1">
            <text:p>MCP9700x-HLT</text:p>
          </table:table-cell>
          <table:table-cell office:value-type="string" table:style-name="ce1">
            <text:p>Package_TO_SOT_SMD:SOT-353_SC-70-5</text:p>
          </table:table-cell>
          <table:table-cell office:value-type="string" table:style-name="ce1">
            <text:p>http://ww1.microchip.com/downloads/en/devicedoc/20001942g.pdf</text:p>
          </table:table-cell>
          <table:table-cell table:number-columns-repeated="4"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brenden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U6</text:p>
          </table:table-cell>
          <table:table-cell office:value-type="string" table:style-name="ce1">
            <text:p>DHT22</text:p>
          </table:table-cell>
          <table:table-cell office:value-type="string" table:style-name="ce1">
            <text:p>footprint:SENSOR-TH_HAIGU_DHT22</text:p>
          </table:table-cell>
          <table:table-cell table:style-name="ce1"/>
          <table:table-cell office:value-type="string" table:style-name="ce1">
            <text:p>C2880291</text:p>
          </table:table-cell>
          <table:table-cell table:number-columns-repeated="3" table:style-name="ce1"/>
          <table:table-cell office:value-type="float" office:value="79" table:style-name="ce1">
            <text:p>79</text:p>
          </table:table-cell>
          <table:table-cell table:style-name="ce1"/>
          <table:table-cell office:value-type="string" table:style-name="ce1">
            <text:p>https://www.communica.co.za/products/hkd-temp-humd-dht22-sensor?utm_source=www.communica.co.za&amp;variant=44293598052652&amp;sfdr_ptcid=31591_617_694884796&amp;sfdr_hash=9840d3925fc7e58daa080f8556935672&amp;gad_source=1&amp;gclid=CjwKCAjw8diwBhAbEiwA7i_sJVjBvaaYyN6XP6FA_WGJb8ruE_zh2lzVDzIz94sgFtDFTqhCu8xVvRoCdtQQAvD_Bw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float" office:value="0" table:formula="of:=[.A15:.D16]" table:number-matrix-columns-spanned="1" table:number-matrix-rows-spanned="1" table:style-name="ce1">
            <text:p>0</text:p>
          </table:table-cell>
          <table:table-cell table:number-columns-repeated="16380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kian_recever_microcontroler_sub" table:style-name="ta1">
        <table:table-column table:style-name="co1" table:default-cell-style-name="ce1"/>
        <table:table-column table:style-name="co1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office:value-type="string" table:style-name="ce1">
            <text:p>Reference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Datasheet</text:p>
          </table:table-cell>
          <table:table-cell office:value-type="string" table:style-name="ce1">
            <text:p>LCSC</text:p>
          </table:table-cell>
          <table:table-cell office:value-type="string" table:style-name="ce1">
            <text:p>Sim.Device</text:p>
          </table:table-cell>
          <table:table-cell office:value-type="string" table:style-name="ce1">
            <text:p>Sim.Pins</text:p>
          </table:table-cell>
          <table:table-cell office:value-type="string" table:style-name="ce1">
            <text:p>Sim.Type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cost<text:s/></text:p>
          </table:table-cell>
          <table:table-cell office:value-type="string" table:style-name="ce1">
            <text:p>where</text:p>
          </table:table-cell>
          <table:table-cell office:value-type="string" table:style-name="ce1">
            <text:p>Qt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1</text:p>
          </table:table-cell>
          <table:table-cell office:value-type="string" table:style-name="ce1">
            <text:p>HKD SD CARD READ/WRITE MODULE</text:p>
          </table:table-cell>
          <table:table-cell table:number-columns-repeated="6"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https://www.communica.co.za/products/hkd-sd-card-read-write-module?utm_source=www.communica.co.za&amp;variant=39359979651145&amp;sfdr_ptcid=31591_617_678237302&amp;sfdr_hash=92fe7115abe5c960047a41022fa61b8f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1, J3</text:p>
          </table:table-cell>
          <table:table-cell office:value-type="string" table:style-name="ce1">
            <text:p>Conn_01x20_Pin</text:p>
          </table:table-cell>
          <table:table-cell table:style-name="ce1"/>
          <table:table-cell office:value-type="string" table:style-name="ce1">
            <text:p>~</text:p>
          </table:table-cell>
          <table:table-cell table:number-columns-repeated="4" table:style-name="ce1"/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brenden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2, J4</text:p>
          </table:table-cell>
          <table:table-cell office:value-type="string" table:style-name="ce1">
            <text:p>Conn_01x20_Socket</text:p>
          </table:table-cell>
          <table:table-cell table:style-name="ce1"/>
          <table:table-cell office:value-type="string" table:style-name="ce1">
            <text:p>~</text:p>
          </table:table-cell>
          <table:table-cell table:number-columns-repeated="4"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brenden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Q1</text:p>
          </table:table-cell>
          <table:table-cell office:value-type="string" table:style-name="ce1">
            <text:p>NMOS</text:p>
          </table:table-cell>
          <table:table-cell table:style-name="ce1"/>
          <table:table-cell office:value-type="string" table:style-name="ce1">
            <text:p>https://ngspice.sourceforge.io/docs/ngspice-manual.pdf</text:p>
          </table:table-cell>
          <table:table-cell table:style-name="ce1"/>
          <table:table-cell office:value-type="string" table:style-name="ce1">
            <text:p>NMOS</text:p>
          </table:table-cell>
          <table:table-cell office:value-type="string" table:style-name="ce1">
            <text:p>1=D 2=G 3=S</text:p>
          </table:table-cell>
          <table:table-cell office:value-type="string" table:style-name="ce1">
            <text:p>VDMOS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brendon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W1</text:p>
          </table:table-cell>
          <table:table-cell office:value-type="string" table:style-name="ce1">
            <text:p>SW_MEC_5E</text:p>
          </table:table-cell>
          <table:table-cell table:style-name="ce1"/>
          <table:table-cell office:value-type="string" table:style-name="ce1">
            <text:p>http://www.apem.com/int/index.php?controller=attachment&amp;id_attachment=1371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brendon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1">
            <text:p>LCD</text:p>
          </table:table-cell>
          <table:table-cell table:number-columns-repeated="6"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string" table:style-name="ce1">
            <text:p>https://www.robotics.org.za/LCD1602-WB-33V-I2C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U3</text:p>
          </table:table-cell>
          <table:table-cell office:value-type="string" table:style-name="ce1">
            <text:p>PICO_W</text:p>
          </table:table-cell>
          <table:table-cell office:value-type="string" table:style-name="ce1">
            <text:p>footprint:LCC-40_L51.0-W21.0-P2.54-BL_RP2040-BASED</text:p>
          </table:table-cell>
          <table:table-cell office:value-type="string" table:style-name="ce1">
            <text:p>https://datasheets.raspberrypi.com/pico/pico-datasheet.pdf</text:p>
          </table:table-cell>
          <table:table-cell office:value-type="string" table:style-name="ce1">
            <text:p>C7203003</text:p>
          </table:table-cell>
          <table:table-cell table:number-columns-repeated="3" table:style-name="ce1"/>
          <table:table-cell office:value-type="float" office:value="150" table:style-name="ce1">
            <text:p>150</text:p>
          </table:table-cell>
          <table:table-cell table:style-name="ce1"/>
          <table:table-cell office:value-type="string" table:style-name="ce1">
            <text:p>https://www.pishop.co.za/store/raspberry-pi-pico-wh-with-pre-soldered-headers?keyword=pico%20w&amp;category_id=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number-rows-repeated="1048568" table:style-name="ro1">
          <table:table-cell table:number-columns-repeated="16384"/>
        </table:table-row>
      </table:table>
      <table:table table:name="final" table:style-name="ta2"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3" table:default-cell-style-name="ce1"/>
        <table:table-column table:style-name="co19" table:default-cell-style-name="ce1"/>
        <table:table-column table:style-name="co13" table:number-columns-repeated="3" table:default-cell-style-name="ce1"/>
        <table:table-column table:style-name="co20" table:default-cell-style-name="ce1"/>
        <table:table-column table:style-name="co13" table:default-cell-style-name="ce1"/>
        <table:table-column table:style-name="co21" table:default-cell-style-name="ce1"/>
        <table:table-column table:style-name="co13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24" table:default-cell-style-name="ce1"/>
        <table:table-column table:style-name="co25" table:default-cell-style-name="ce1"/>
        <table:table-column table:style-name="co13" table:number-columns-repeated="16364" table:default-cell-style-name="ce1"/>
        <table:table-row table:style-name="ro1">
          <table:table-cell office:value-type="string" table:style-name="ce3">
            <text:p>section</text:p>
          </table:table-cell>
          <table:table-cell table:number-columns-repeated="8" table:style-name="ce3"/>
          <table:table-cell office:value-type="string" table:style-name="ce4">
            <text:p>voltage</text:p>
          </table:table-cell>
          <table:table-cell table:number-columns-repeated="2" table:style-name="ce4"/>
          <table:table-cell office:value-type="string" table:style-name="ce5">
            <text:p>current</text:p>
          </table:table-cell>
          <table:table-cell table:number-columns-repeated="2" table:style-name="ce5"/>
          <table:table-cell office:value-type="string" table:number-columns-spanned="4" table:number-rows-spanned="1" table:style-name="ce19">
            <text:p>power</text:p>
          </table:table-cell>
          <table:covered-table-cell table:number-columns-repeated="3"/>
          <table:table-cell office:value-type="string" table:style-name="ce3">
            <text:p>constent or time on of</text:p>
          </table:table-cell>
          <table:table-cell table:number-columns-repeated="16364"/>
        </table:table-row>
        <table:table-row table:style-name="ro1">
          <table:table-cell table:style-name="ce3"/>
          <table:table-cell office:value-type="string" table:style-name="ce3">
            <text:p>ref</text:p>
          </table:table-cell>
          <table:table-cell office:value-type="string" table:style-name="ce3">
            <text:p>what</text:p>
          </table:table-cell>
          <table:table-cell office:value-type="string" table:style-name="ce3">
            <text:p>where</text:p>
          </table:table-cell>
          <table:table-cell office:value-type="string" table:style-name="ce3">
            <text:p>Quntety</text:p>
          </table:table-cell>
          <table:table-cell office:value-type="string" table:style-name="ce3">
            <text:p>cost</text:p>
          </table:table-cell>
          <table:table-cell office:value-type="string" table:style-name="ce6">
            <text:p>net cost</text:p>
          </table:table-cell>
          <table:table-cell office:value-type="string" table:style-name="ce3">
            <text:p>things that don’t need to be included<text:s/></text:p>
          </table:table-cell>
          <table:table-cell office:value-type="string" table:style-name="ce3">
            <text:p>data sheet</text:p>
          </table:table-cell>
          <table:table-cell office:value-type="string" table:style-name="ce7">
            <text:p>min<text:s/></text:p>
          </table:table-cell>
          <table:table-cell office:value-type="string" table:style-name="ce7">
            <text:p>typ</text:p>
          </table:table-cell>
          <table:table-cell office:value-type="string" table:style-name="ce7">
            <text:p>max</text:p>
          </table:table-cell>
          <table:table-cell office:value-type="string" table:style-name="ce8">
            <text:p>min<text:s/></text:p>
          </table:table-cell>
          <table:table-cell office:value-type="string" table:style-name="ce8">
            <text:p>typ</text:p>
          </table:table-cell>
          <table:table-cell office:value-type="string" table:style-name="ce8">
            <text:p>max</text:p>
          </table:table-cell>
          <table:table-cell office:value-type="string" table:style-name="ce9">
            <text:p>min</text:p>
          </table:table-cell>
          <table:table-cell office:value-type="string" table:style-name="ce9">
            <text:p>typ</text:p>
          </table:table-cell>
          <table:table-cell office:value-type="string" table:style-name="ce9">
            <text:p>max</text:p>
          </table:table-cell>
          <table:table-cell office:value-type="string" table:style-name="ce9">
            <text:p>value to ues <text:s/>in watts</text:p>
          </table:table-cell>
          <table:table-cell table:style-name="ce3"/>
          <table:table-cell table:number-columns-repeated="16364"/>
        </table:table-row>
        <table:table-row table:style-name="ro1">
          <table:table-cell office:value-type="string" table:number-columns-spanned="1" table:number-rows-spanned="9" table:style-name="ce20">
            <text:p>nest micocontroler</text:p>
          </table:table-cell>
          <table:table-cell office:value-type="string" office:string-value="e?()" table:formula="of:=[kian_nest_microcontroler.A2]" table:style-name="ce3">
            <text:p>e?()</text:p>
          </table:table-cell>
          <table:table-cell office:value-type="string" office:string-value="HKD SD CARD READ/WRITE MODULE" table:formula="of:=[kian_nest_microcontroler.B2]" table:style-name="ce3">
            <text:p>HKD SD CARD READ/WRITE MODULE</text:p>
          </table:table-cell>
          <table:table-cell office:value-type="string" office:string-value="https://www.communica.co.za/products/hkd-sd-card-read-write-module?utm_source=www.communica.co.za&amp;variant=39359979651145&amp;sfdr_ptcid=31591_617_678237302&amp;sfdr_hash=92fe7115abe5c960047a41022fa61b8f" table:formula="of:=[kian_nest_microcontroler.K2]" table:style-name="ce3">
            <text:p>https://www.communica.co.za/products/hkd-sd-card-read-write-module?utm_source=www.communica.co.za&amp;variant=39359979651145&amp;sfdr_ptcid=31591_617_678237302&amp;sfdr_hash=92fe7115abe5c960047a41022fa61b8f</text:p>
          </table:table-cell>
          <table:table-cell office:value-type="float" office:value="1" table:style-name="ce3">
            <text:p>1</text:p>
          </table:table-cell>
          <table:table-cell office:value-type="float" office:value="19" table:formula="of:=[kian_nest_microcontroler.I2]" table:style-name="ce3">
            <text:p>19</text:p>
          </table:table-cell>
          <table:table-cell office:value-type="float" office:value="19" table:formula="of:=[.F3]*[.E3]" table:style-name="ce3">
            <text:p>19</text:p>
          </table:table-cell>
          <table:table-cell office:value-type="float" office:value="19" table:formula="of:=IF([.D3]=&quot;brenden&quot;;0;[.F3])" table:style-name="ce3">
            <text:p>19</text:p>
          </table:table-cell>
          <table:table-cell office:value-type="float" office:value="0" table:formula="of:=[kian_nest_microcontroler.D2]" table:style-name="ce3">
            <text:p>0</text:p>
          </table:table-cell>
          <table:table-cell office:value-type="float" office:value="3.3" table:style-name="ce7">
            <text:p>3,3</text:p>
          </table:table-cell>
          <table:table-cell office:value-type="float" office:value="3.3" table:style-name="ce7">
            <text:p>3,3</text:p>
          </table:table-cell>
          <table:table-cell office:value-type="float" office:value="5" table:style-name="ce7">
            <text:p>5</text:p>
          </table:table-cell>
          <table:table-cell office:value-type="float" office:value="0.02" table:formula="of:=20*10^-3" table:style-name="ce8">
            <text:p>0,02</text:p>
          </table:table-cell>
          <table:table-cell office:value-type="float" office:value="7.0000000000000007E-2" table:formula="of:=70*10^-3" table:style-name="ce8">
            <text:p>0,07</text:p>
          </table:table-cell>
          <table:table-cell office:value-type="float" office:value="0.1" table:formula="of:=100*10^-3" table:style-name="ce8">
            <text:p>0,1</text:p>
          </table:table-cell>
          <table:table-cell office:value-type="float" office:value="6.6000000000000003E-2" table:formula="of:=[.J3]*[.M3]" table:style-name="ce9">
            <text:p>0,066</text:p>
          </table:table-cell>
          <table:table-cell office:value-type="float" office:value="0.23100000000000001" table:formula="of:=[.K3]*[.N3]" table:style-name="ce9">
            <text:p>0,231</text:p>
          </table:table-cell>
          <table:table-cell office:value-type="float" office:value="0.5" table:formula="of:=[.L3]*[.O3]" table:style-name="ce9">
            <text:p>0,5</text:p>
          </table:table-cell>
          <table:table-cell office:value-type="float" office:value="5.7750000000000003E-2" table:formula="of:=[.Q3]*1/4" table:style-name="ce9">
            <text:p>0,05775</text:p>
          </table:table-cell>
          <table:table-cell office:value-type="string" table:style-name="ce3">
            <text:p>onle od when sending data. Will do this when I am near to filling the chash memory</text:p>
          </table:table-cell>
          <table:table-cell table:number-columns-repeated="16364"/>
        </table:table-row>
        <table:table-row table:style-name="ro1">
          <table:covered-table-cell/>
          <table:table-cell table:number-columns-repeated="8" table:style-name="ce3"/>
          <table:table-cell table:number-columns-repeated="3" table:style-name="ce7"/>
          <table:table-cell table:number-columns-repeated="3" table:style-name="ce8"/>
          <table:table-cell table:number-columns-repeated="4" table:style-name="ce9"/>
          <table:table-cell table:style-name="ce3"/>
          <table:table-cell table:number-columns-repeated="16364"/>
        </table:table-row>
        <table:table-row table:style-name="ro1">
          <table:covered-table-cell/>
          <table:table-cell office:value-type="string" office:string-value="J4, J5" table:formula="of:=[kian_nest_microcontroler.A4]" table:style-name="ce3">
            <text:p>J4, J5</text:p>
          </table:table-cell>
          <table:table-cell office:value-type="string" office:string-value="Conn_01x20_Socket" table:formula="of:=[kian_nest_microcontroler.B4]" table:style-name="ce3">
            <text:p>Conn_01x20_Socket</text:p>
          </table:table-cell>
          <table:table-cell office:value-type="string" office:string-value="brenden" table:formula="of:=[kian_nest_microcontroler.K4]" table:style-name="ce3">
            <text:p>brenden</text:p>
          </table:table-cell>
          <table:table-cell office:value-type="float" office:value="1" table:style-name="ce3">
            <text:p>1</text:p>
          </table:table-cell>
          <table:table-cell office:value-type="float" office:value="20" table:formula="of:=[kian_nest_microcontroler.I4]" table:style-name="ce3">
            <text:p>20</text:p>
          </table:table-cell>
          <table:table-cell office:value-type="float" office:value="20" table:formula="of:=[.F5]*[.E5]" table:style-name="ce3">
            <text:p>20</text:p>
          </table:table-cell>
          <table:table-cell office:value-type="float" office:value="0" table:formula="of:=IF([.D5]=&quot;brenden&quot;;0;[.F5])" table:style-name="ce3">
            <text:p>0</text:p>
          </table:table-cell>
          <table:table-cell office:value-type="string" office:string-value="~" table:formula="of:=[kian_nest_microcontroler.D4]" table:style-name="ce3">
            <text:p>~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formula="of:=[.J5]*[.M5]" table:style-name="ce9">
            <text:p>0</text:p>
          </table:table-cell>
          <table:table-cell office:value-type="float" office:value="0" table:formula="of:=[.K5]*[.N5]" table:style-name="ce9">
            <text:p>0</text:p>
          </table:table-cell>
          <table:table-cell office:value-type="float" office:value="0" table:formula="of:=[.L5]*[.O5]" table:style-name="ce9">
            <text:p>0</text:p>
          </table:table-cell>
          <table:table-cell table:style-name="ce9"/>
          <table:table-cell table:style-name="ce3"/>
          <table:table-cell table:number-columns-repeated="16364"/>
        </table:table-row>
        <table:table-row table:style-name="ro1">
          <table:covered-table-cell/>
          <table:table-cell office:value-type="string" office:string-value="Q1" table:formula="of:=[kian_nest_microcontroler.A5]" table:style-name="ce3">
            <text:p>Q1</text:p>
          </table:table-cell>
          <table:table-cell office:value-type="string" office:string-value="NMOS" table:formula="of:=[kian_nest_microcontroler.B5]" table:style-name="ce3">
            <text:p>NMOS</text:p>
          </table:table-cell>
          <table:table-cell office:value-type="string" office:string-value="brenden" table:formula="of:=[kian_nest_microcontroler.K5]" table:style-name="ce3">
            <text:p>brenden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20" table:formula="of:=[.F6]*[.E6]" table:style-name="ce3">
            <text:p>20</text:p>
          </table:table-cell>
          <table:table-cell office:value-type="float" office:value="0" table:formula="of:=IF([.D6]=&quot;brenden&quot;;0;[.F6])" table:style-name="ce3">
            <text:p>0</text:p>
          </table:table-cell>
          <table:table-cell table:style-name="ce3"/>
          <table:table-cell office:value-type="float" office:value="3.3" table:style-name="ce7">
            <text:p>3,3</text:p>
          </table:table-cell>
          <table:table-cell office:value-type="float" office:value="3.3" table:style-name="ce7">
            <text:p>3,3</text:p>
          </table:table-cell>
          <table:table-cell office:value-type="float" office:value="3.3" table:style-name="ce7">
            <text:p>3,3</text:p>
          </table:table-cell>
          <table:table-cell office:value-type="float" office:value="3.2999999999999996E-5" table:formula="of:=[.L6]/100000" table:style-name="ce8">
            <text:p>0,000033</text:p>
          </table:table-cell>
          <table:table-cell office:value-type="float" office:value="3.2999999999999996E-5" table:formula="of:=[.K6]/100000" table:style-name="ce8">
            <text:p>0,000033</text:p>
          </table:table-cell>
          <table:table-cell office:value-type="float" office:value="3.2999999999999996E-5" table:formula="of:=[.L6]/100000" table:style-name="ce8">
            <text:p>0,000033</text:p>
          </table:table-cell>
          <table:table-cell office:value-type="float" office:value="1.0889999999999998E-4" table:formula="of:=[.J6]*[.M6]" table:style-name="ce9">
            <text:p>0,0001089</text:p>
          </table:table-cell>
          <table:table-cell office:value-type="float" office:value="1.0889999999999998E-4" table:formula="of:=[.K6]*[.N6]" table:style-name="ce9">
            <text:p>0,0001089</text:p>
          </table:table-cell>
          <table:table-cell office:value-type="float" office:value="1.0889999999999998E-4" table:formula="of:=[.L6]*[.O6]" table:style-name="ce9">
            <text:p>0,0001089</text:p>
          </table:table-cell>
          <table:table-cell office:value-type="float" office:value="2.7224999999999994E-5" table:formula="of:=[.Q6]*1/4" table:style-name="ce9">
            <text:p>0,000027225</text:p>
          </table:table-cell>
          <table:table-cell office:value-type="string" table:style-name="ce3">
            <text:p><text:s/>when the 3.3 power lines are ternd of</text:p>
          </table:table-cell>
          <table:table-cell table:number-columns-repeated="16364"/>
        </table:table-row>
        <table:table-row table:style-name="ro1">
          <table:covered-table-cell/>
          <table:table-cell office:value-type="string" office:string-value="SW1" table:formula="of:=[kian_nest_microcontroler.A6]" table:style-name="ce3">
            <text:p>SW1</text:p>
          </table:table-cell>
          <table:table-cell office:value-type="string" office:string-value="SW_MEC_5E" table:formula="of:=[kian_nest_microcontroler.B6]" table:style-name="ce3">
            <text:p>SW_MEC_5E</text:p>
          </table:table-cell>
          <table:table-cell office:value-type="string" office:string-value="brenden" table:formula="of:=[kian_nest_microcontroler.K6]" table:style-name="ce3">
            <text:p>brenden</text:p>
          </table:table-cell>
          <table:table-cell office:value-type="float" office:value="1" table:style-name="ce3">
            <text:p>1</text:p>
          </table:table-cell>
          <table:table-cell office:value-type="float" office:value="2" table:formula="of:=[kian_nest_microcontroler.I6]" table:style-name="ce3">
            <text:p>2</text:p>
          </table:table-cell>
          <table:table-cell office:value-type="float" office:value="2" table:formula="of:=[.F7]*[.E7]" table:style-name="ce3">
            <text:p>2</text:p>
          </table:table-cell>
          <table:table-cell office:value-type="float" office:value="0" table:formula="of:=IF([.D7]=&quot;brenden&quot;;0;[.F7])" table:style-name="ce3">
            <text:p>0</text:p>
          </table:table-cell>
          <table:table-cell office:value-type="string" office:string-value="http://www.apem.com/int/index.php?controller=attachment&amp;id_attachment=1371" table:formula="of:=[kian_nest_microcontroler.D6]" table:style-name="ce3">
            <text:p>http://www.apem.com/int/index.php?controller=attachment&amp;id_attachment=1371</text:p>
          </table:table-cell>
          <table:table-cell office:value-type="float" office:value="3.3" table:style-name="ce7">
            <text:p>3,3</text:p>
          </table:table-cell>
          <table:table-cell office:value-type="float" office:value="3.3" table:style-name="ce7">
            <text:p>3,3</text:p>
          </table:table-cell>
          <table:table-cell office:value-type="float" office:value="3.3" table:style-name="ce7">
            <text:p>3,3</text:p>
          </table:table-cell>
          <table:table-cell office:value-type="float" office:value="6.5999999999999992E-5" table:formula="of:=3.3/50000" table:style-name="ce8">
            <text:p>0,000066</text:p>
          </table:table-cell>
          <table:table-cell office:value-type="float" office:value="6.5999999999999992E-5" table:formula="of:=3.3/50000" table:style-name="ce8">
            <text:p>0,000066</text:p>
          </table:table-cell>
          <table:table-cell office:value-type="float" office:value="6.5999999999999992E-5" table:formula="of:=3.3/50000" table:style-name="ce8">
            <text:p>0,000066</text:p>
          </table:table-cell>
          <table:table-cell office:value-type="float" office:value="2.1779999999999995E-4" table:formula="of:=[.J7]*[.M7]" table:style-name="ce9">
            <text:p>0,0002178</text:p>
          </table:table-cell>
          <table:table-cell office:value-type="float" office:value="2.1779999999999995E-4" table:formula="of:=[.K7]*[.N7]" table:style-name="ce9">
            <text:p>0,0002178</text:p>
          </table:table-cell>
          <table:table-cell office:value-type="float" office:value="2.1779999999999995E-4" table:formula="of:=[.L7]*[.O7]" table:style-name="ce9">
            <text:p>0,0002178</text:p>
          </table:table-cell>
          <table:table-cell office:value-type="float" office:value="0" table:style-name="ce9">
            <text:p>0</text:p>
          </table:table-cell>
          <table:table-cell office:value-type="string" table:style-name="ce3">
            <text:p>onlle when the button it presed</text:p>
          </table:table-cell>
          <table:table-cell table:number-columns-repeated="16364"/>
        </table:table-row>
        <table:table-row table:style-name="ro1">
          <table:covered-table-cell/>
          <table:table-cell office:value-type="string" office:string-value="U1" table:formula="of:=[kian_nest_microcontroler.A7]" table:style-name="ce3">
            <text:p>U1</text:p>
          </table:table-cell>
          <table:table-cell office:value-type="string" table:style-name="ce3">
            <text:p>ESP32</text:p>
          </table:table-cell>
          <table:table-cell office:value-type="string" office:string-value="https://www.pishop.co.za/store/raspberry-pi-pico-wh-with-pre-soldered-headers?keyword=pico%20w&amp;category_id=0" table:formula="of:=[kian_nest_microcontroler.K7]" table:style-name="ce3">
            <text:p>https://www.pishop.co.za/store/raspberry-pi-pico-wh-with-pre-soldered-headers?keyword=pico%20w&amp;category_id=0</text:p>
          </table:table-cell>
          <table:table-cell office:value-type="float" office:value="1" table:style-name="ce3">
            <text:p>1</text:p>
          </table:table-cell>
          <table:table-cell office:value-type="float" office:value="159" table:style-name="ce3">
            <text:p>159</text:p>
          </table:table-cell>
          <table:table-cell office:value-type="float" office:value="159" table:formula="of:=[.F8]*[.E8]" table:style-name="ce3">
            <text:p>159</text:p>
          </table:table-cell>
          <table:table-cell office:value-type="float" office:value="159" table:formula="of:=IF([.D8]=&quot;brenden&quot;;0;[.F8])" table:style-name="ce3">
            <text:p>159</text:p>
          </table:table-cell>
          <table:table-cell office:value-type="string" office:string-value="https://datasheets.raspberrypi.com/pico/pico-datasheet.pdf" table:formula="of:=[kian_nest_microcontroler.D7]" table:style-name="ce3">
            <text:p>https://datasheets.raspberrypi.com/pico/pico-datasheet.pdf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.0000000000000001E-3" table:formula="of:=5*10^-3" table:style-name="ce8">
            <text:p>0,005</text:p>
          </table:table-cell>
          <table:table-cell office:value-type="float" office:value="2.5000000000000001E-2" table:formula="of:=25*10^-3" table:style-name="ce8">
            <text:p>0,025</text:p>
          </table:table-cell>
          <table:table-cell office:value-type="string" table:style-name="ce8">
            <text:p>n/a</text:p>
          </table:table-cell>
          <table:table-cell office:value-type="float" office:value="2.5000000000000001E-2" table:formula="of:=[.J8]*[.M8]" table:style-name="ce9">
            <text:p>0,025</text:p>
          </table:table-cell>
          <table:table-cell office:value-type="float" office:value="0.125" table:formula="of:=[.K8]*[.N8]" table:style-name="ce9">
            <text:p>0,125</text:p>
          </table:table-cell>
          <table:table-cell office:value-type="error" office:string-value="#VALUE!" table:formula="of:=[.L8]*[.O8]" table:style-name="ce9">
            <text:p>#VALUE!</text:p>
          </table:table-cell>
          <table:table-cell office:value-type="float" office:value="0.05" table:formula="of:=[.P8]*3/4+[.Q8]*1/4" table:style-name="ce9">
            <text:p>0,05</text:p>
          </table:table-cell>
          <table:table-cell office:value-type="string" table:style-name="ce3">
            <text:p>In this senero typ in in power mode and min is in sleep mode worst case I can onlie get it to sleep for 3/4 of the time.</text:p>
          </table:table-cell>
          <table:table-cell table:number-columns-repeated="16364"/>
        </table:table-row>
        <table:table-row table:style-name="ro1">
          <table:covered-table-cell/>
          <table:table-cell office:value-type="string" office:string-value="U2" table:formula="of:=[kian_nest_microcontroler.A8]" table:style-name="ce3">
            <text:p>U2</text:p>
          </table:table-cell>
          <table:table-cell office:value-type="string" office:string-value="sht31-d-dig-temp-hum-sens" table:formula="of:=[kian_nest_microcontroler.B8]" table:style-name="ce3">
            <text:p>sht31-d-dig-temp-hum-sens</text:p>
          </table:table-cell>
          <table:table-cell office:value-type="string" office:string-value="https://www.communica.co.za/products/hkd-gy-sht31-d-dig-temp-hum-sens?variant=44762824442156" table:formula="of:=[kian_nest_microcontroler.K8]" table:style-name="ce3">
            <text:p>https://www.communica.co.za/products/hkd-gy-sht31-d-dig-temp-hum-sens?variant=44762824442156</text:p>
          </table:table-cell>
          <table:table-cell office:value-type="float" office:value="1" table:style-name="ce3">
            <text:p>1</text:p>
          </table:table-cell>
          <table:table-cell office:value-type="float" office:value="125" table:formula="of:=[kian_nest_microcontroler.I8]" table:style-name="ce3">
            <text:p>125</text:p>
          </table:table-cell>
          <table:table-cell office:value-type="float" office:value="125" table:formula="of:=[.F9]*[.E9]" table:style-name="ce3">
            <text:p>125</text:p>
          </table:table-cell>
          <table:table-cell office:value-type="float" office:value="125" table:formula="of:=IF([.D9]=&quot;brenden&quot;;0;[.F9])" table:style-name="ce3">
            <text:p>125</text:p>
          </table:table-cell>
          <table:table-cell office:value-type="string" office:string-value="file:///C:/Users/kianf/Downloads/SHT33-DIS.PDF" table:formula="of:=[kian_nest_microcontroler.D8]" table:style-name="ce3">
            <text:p>file:///C:/Users/kianf/Downloads/SHT33-DIS.PDF</text:p>
          </table:table-cell>
          <table:table-cell office:value-type="float" office:value="3.3" table:style-name="ce7">
            <text:p>3,3</text:p>
          </table:table-cell>
          <table:table-cell office:value-type="float" office:value="3.3" table:style-name="ce7">
            <text:p>3,3</text:p>
          </table:table-cell>
          <table:table-cell office:value-type="float" office:value="3.3" table:style-name="ce7">
            <text:p>3,3</text:p>
          </table:table-cell>
          <table:table-cell office:value-type="float" office:value="0" table:style-name="ce8">
            <text:p>0</text:p>
          </table:table-cell>
          <table:table-cell office:value-type="float" office:value="1.6999999999999998E-6" table:formula="of:=1.7*10^-6" table:style-name="ce8">
            <text:p>0,0000017</text:p>
          </table:table-cell>
          <table:table-cell office:value-type="float" office:value="0" table:style-name="ce8">
            <text:p>0</text:p>
          </table:table-cell>
          <table:table-cell office:value-type="float" office:value="0" table:formula="of:=[.J9]*[.M9]" table:style-name="ce9">
            <text:p>0</text:p>
          </table:table-cell>
          <table:table-cell office:value-type="float" office:value="5.6099999999999988E-6" table:formula="of:=[.K9]*[.N9]" table:style-name="ce9">
            <text:p>0,00000561</text:p>
          </table:table-cell>
          <table:table-cell office:value-type="float" office:value="0" table:formula="of:=[.L9]*[.O9]" table:style-name="ce9">
            <text:p>0</text:p>
          </table:table-cell>
          <table:table-cell office:value-type="float" office:value="5.6099999999999988E-6" table:formula="of:=[.Q9]" table:style-name="ce9">
            <text:p>0,00000561</text:p>
          </table:table-cell>
          <table:table-cell table:style-name="ce3"/>
          <table:table-cell table:number-columns-repeated="16364"/>
        </table:table-row>
        <table:table-row table:style-name="ro1">
          <table:covered-table-cell/>
          <table:table-cell office:value-type="string" office:string-value="U3-U5" table:formula="of:=[kian_nest_microcontroler.A9]" table:style-name="ce3">
            <text:p>U3-U5</text:p>
          </table:table-cell>
          <table:table-cell office:value-type="string" office:string-value="MCP9700x-HLT" table:formula="of:=[kian_nest_microcontroler.B9]" table:style-name="ce3">
            <text:p>MCP9700x-HLT</text:p>
          </table:table-cell>
          <table:table-cell office:value-type="string" office:string-value="brenden" table:formula="of:=[kian_nest_microcontroler.K9]" table:style-name="ce3">
            <text:p>brenden</text:p>
          </table:table-cell>
          <table:table-cell office:value-type="float" office:value="3" table:style-name="ce3">
            <text:p>3</text:p>
          </table:table-cell>
          <table:table-cell office:value-type="float" office:value="10" table:formula="of:=[kian_nest_microcontroler.I9]" table:style-name="ce3">
            <text:p>10</text:p>
          </table:table-cell>
          <table:table-cell office:value-type="float" office:value="30" table:formula="of:=[.F10]*[.E10]" table:style-name="ce3">
            <text:p>30</text:p>
          </table:table-cell>
          <table:table-cell office:value-type="float" office:value="0" table:formula="of:=IF([.D10]=&quot;brenden&quot;;0;[.F10])" table:style-name="ce3">
            <text:p>0</text:p>
          </table:table-cell>
          <table:table-cell office:value-type="string" office:string-value="http://ww1.microchip.com/downloads/en/devicedoc/20001942g.pdf" table:formula="of:=[kian_nest_microcontroler.D9]" table:style-name="ce3">
            <text:p>http://ww1.microchip.com/downloads/en/devicedoc/20001942g.pdf</text:p>
          </table:table-cell>
          <table:table-cell office:value-type="float" office:value="3.3" table:style-name="ce7">
            <text:p>3,3</text:p>
          </table:table-cell>
          <table:table-cell office:value-type="float" office:value="3.3" table:style-name="ce7">
            <text:p>3,3</text:p>
          </table:table-cell>
          <table:table-cell office:value-type="float" office:value="3.3" table:style-name="ce7">
            <text:p>3,3</text:p>
          </table:table-cell>
          <table:table-cell office:value-type="float" office:value="0" table:style-name="ce8">
            <text:p>0</text:p>
          </table:table-cell>
          <table:table-cell office:value-type="float" office:value="6.0000000000000002E-6" table:formula="of:=6*10^-6" table:style-name="ce8">
            <text:p>0,000006</text:p>
          </table:table-cell>
          <table:table-cell office:value-type="float" office:value="1.2E-5" table:formula="of:=12*10^-6" table:style-name="ce8">
            <text:p>0,000012</text:p>
          </table:table-cell>
          <table:table-cell office:value-type="float" office:value="0" table:formula="of:=[.J10]*[.M10]" table:style-name="ce9">
            <text:p>0</text:p>
          </table:table-cell>
          <table:table-cell office:value-type="float" office:value="1.98E-5" table:formula="of:=[.K10]*[.N10]" table:style-name="ce9">
            <text:p>0,0000198</text:p>
          </table:table-cell>
          <table:table-cell office:value-type="float" office:value="3.96E-5" table:formula="of:=[.L10]*[.O10]" table:style-name="ce9">
            <text:p>0,0000396</text:p>
          </table:table-cell>
          <table:table-cell office:value-type="float" office:value="5.94E-5" table:formula="of:=[.Q10]*3" table:style-name="ce9">
            <text:p>0,0000594</text:p>
          </table:table-cell>
          <table:table-cell office:value-type="string" table:style-name="ce3">
            <text:p>going to use 3 (alredy included in <text:s/>calculations)</text:p>
          </table:table-cell>
          <table:table-cell table:number-columns-repeated="16364"/>
        </table:table-row>
        <table:table-row table:style-name="ro1">
          <table:covered-table-cell/>
          <table:table-cell office:value-type="string" office:string-value="U6" table:formula="of:=[kian_nest_microcontroler.A10]" table:style-name="ce3">
            <text:p>U6</text:p>
          </table:table-cell>
          <table:table-cell office:value-type="string" office:string-value="DHT22" table:formula="of:=[kian_nest_microcontroler.B10]" table:style-name="ce3">
            <text:p>DHT22</text:p>
          </table:table-cell>
          <table:table-cell office:value-type="string" office:string-value="https://www.communica.co.za/products/hkd-temp-humd-dht22-sensor?utm_source=www.communica.co.za&amp;variant=44293598052652&amp;sfdr_ptcid=31591_617_694884796&amp;sfdr_hash=9840d3925fc7e58daa080f8556935672&amp;gad_source=1&amp;gclid=CjwKCAjw8diwBhAbEiwA7i_sJVjBvaaYyN6XP6FA_WGJb8ruE_zh2lzVDzIz94sgFtDFTqhCu8xVvRoCdtQQAvD_BwE" table:formula="of:=[kian_nest_microcontroler.K10]" table:style-name="ce3">
            <text:p>https://www.communica.co.za/products/hkd-temp-humd-dht22-sensor?utm_source=www.communica.co.za&amp;variant=44293598052652&amp;sfdr_ptcid=31591_617_694884796&amp;sfdr_hash=9840d3925fc7e58daa080f8556935672&amp;gad_source=1&amp;gclid=CjwKCAjw8diwBhAbEiwA7i_sJVjBvaaYyN6XP6FA_WGJb8ruE_zh2lzVDzIz94sgFtDFTqhCu8xVvRoCdtQQAvD_BwE</text:p>
          </table:table-cell>
          <table:table-cell office:value-type="float" office:value="1" table:style-name="ce3">
            <text:p>1</text:p>
          </table:table-cell>
          <table:table-cell office:value-type="float" office:value="79" table:formula="of:=[kian_nest_microcontroler.I10]" table:style-name="ce3">
            <text:p>79</text:p>
          </table:table-cell>
          <table:table-cell office:value-type="float" office:value="79" table:formula="of:=[.F11]*[.E11]" table:style-name="ce3">
            <text:p>79</text:p>
          </table:table-cell>
          <table:table-cell office:value-type="float" office:value="79" table:formula="of:=IF([.D11]=&quot;brenden&quot;;0;[.F11])" table:style-name="ce3">
            <text:p>79</text:p>
          </table:table-cell>
          <table:table-cell office:value-type="string" table:style-name="ce3">
            <text:p>file:///C:/Users/kianf/Downloads/DHT22%20(1).PDF</text:p>
          </table:table-cell>
          <table:table-cell office:value-type="float" office:value="3.3" table:style-name="ce7">
            <text:p>3,3</text:p>
          </table:table-cell>
          <table:table-cell office:value-type="float" office:value="3.3" table:style-name="ce7">
            <text:p>3,3</text:p>
          </table:table-cell>
          <table:table-cell office:value-type="float" office:value="3.3" table:style-name="ce7">
            <text:p>3,3</text:p>
          </table:table-cell>
          <table:table-cell table:style-name="ce8"/>
          <table:table-cell office:value-type="float" office:value="4.9999999999999996E-5" table:formula="of:=50*10^-6" table:style-name="ce8">
            <text:p>0,00005</text:p>
          </table:table-cell>
          <table:table-cell office:value-type="float" office:value="1.1999999999999999E-3" table:formula="of:=1.2*10^-3" table:style-name="ce8">
            <text:p>0,0012</text:p>
          </table:table-cell>
          <table:table-cell office:value-type="float" office:value="0" table:formula="of:=[.J11]*[.M11]" table:style-name="ce9">
            <text:p>0</text:p>
          </table:table-cell>
          <table:table-cell office:value-type="float" office:value="1.6499999999999997E-4" table:formula="of:=[.K11]*[.N11]" table:style-name="ce9">
            <text:p>0,000165</text:p>
          </table:table-cell>
          <table:table-cell office:value-type="float" office:value="3.9599999999999991E-3" table:formula="of:=[.L11]*[.O11]" table:style-name="ce9">
            <text:p>0,00396</text:p>
          </table:table-cell>
          <table:table-cell office:value-type="float" office:value="1.1137499999999997E-3" table:formula="of:=[.Q11]*3/4+[.R11]*1/4" table:style-name="ce9">
            <text:p>0,00111375</text:p>
          </table:table-cell>
          <table:table-cell office:value-type="string" table:style-name="ce3">
            <text:p>typ is not mesuring and max is whil meshring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otal<text:s/></text:p>
          </table:table-cell>
          <table:table-cell table:number-columns-repeated="2" table:style-name="ce3"/>
          <table:table-cell table:style-name="ce10"/>
          <table:table-cell table:style-name="ce3"/>
          <table:table-cell office:value-type="float" office:value="434" table:formula="of:=SUM([.F3:.F11])" table:style-name="ce3">
            <text:p>434</text:p>
          </table:table-cell>
          <table:table-cell office:value-type="float" office:value="454" table:formula="of:=SUM([.G3:.G11])" table:style-name="ce3">
            <text:p>454</text:p>
          </table:table-cell>
          <table:table-cell office:value-type="float" office:value="382" table:formula="of:=SUM([.H3:.H11])" table:style-name="ce3">
            <text:p>382</text:p>
          </table:table-cell>
          <table:table-cell table:style-name="ce3"/>
          <table:table-cell table:number-columns-repeated="3" table:style-name="ce7"/>
          <table:table-cell table:number-columns-repeated="3" table:style-name="ce8"/>
          <table:table-cell table:number-columns-repeated="3" table:style-name="ce9"/>
          <table:table-cell office:value-type="float" office:value="0.10895598500000001" table:formula="of:=SUM([.S3:.S11])" table:style-name="ce11">
            <text:p>0,108955985</text:p>
          </table:table-cell>
          <table:table-cell table:style-name="ce3"/>
          <table:table-cell table:number-columns-repeated="16364"/>
        </table:table-row>
        <table:table-row table:style-name="ro1">
          <table:table-cell office:value-type="string" table:number-columns-spanned="1" table:number-rows-spanned="7" table:style-name="ce20">
            <text:p>recever</text:p>
          </table:table-cell>
          <table:table-cell office:value-type="string" office:string-value="e1" table:formula="of:=[kian_recever_microcontroler_sub.A2]" table:style-name="ce3">
            <text:p>e1</text:p>
          </table:table-cell>
          <table:table-cell office:value-type="string" office:string-value="HKD SD CARD READ/WRITE MODULE" table:formula="of:=[kian_recever_microcontroler_sub.B2]" table:style-name="ce3">
            <text:p>HKD SD CARD READ/WRITE MODULE</text:p>
          </table:table-cell>
          <table:table-cell office:value-type="string" office:string-value="https://www.communica.co.za/products/hkd-sd-card-read-write-module?utm_source=www.communica.co.za&amp;variant=39359979651145&amp;sfdr_ptcid=31591_617_678237302&amp;sfdr_hash=92fe7115abe5c960047a41022fa61b8f" table:formula="of:=[kian_recever_microcontroler_sub.K2]" table:style-name="ce3">
            <text:p>https://www.communica.co.za/products/hkd-sd-card-read-write-module?utm_source=www.communica.co.za&amp;variant=39359979651145&amp;sfdr_ptcid=31591_617_678237302&amp;sfdr_hash=92fe7115abe5c960047a41022fa61b8f</text:p>
          </table:table-cell>
          <table:table-cell office:value-type="float" office:value="1" table:style-name="ce3">
            <text:p>1</text:p>
          </table:table-cell>
          <table:table-cell office:value-type="float" office:value="19" table:formula="of:=[kian_recever_microcontroler_sub.I2]" table:style-name="ce3">
            <text:p>19</text:p>
          </table:table-cell>
          <table:table-cell office:value-type="float" office:value="19" table:formula="of:=[.F13]*[.E13]" table:style-name="ce3">
            <text:p>19</text:p>
          </table:table-cell>
          <table:table-cell office:value-type="float" office:value="19" table:formula="of:=IF([.D13]=&quot;brenden&quot;;0;[.F13])" table:style-name="ce3">
            <text:p>19</text:p>
          </table:table-cell>
          <table:table-cell office:value-type="float" office:value="0" table:formula="of:=[kian_recever_microcontroler_sub.D2]" table:style-name="ce3">
            <text:p>0</text:p>
          </table:table-cell>
          <table:table-cell office:value-type="float" office:value="3.3" table:style-name="ce7">
            <text:p>3,3</text:p>
          </table:table-cell>
          <table:table-cell office:value-type="float" office:value="3.3" table:style-name="ce7">
            <text:p>3,3</text:p>
          </table:table-cell>
          <table:table-cell office:value-type="float" office:value="5" table:style-name="ce7">
            <text:p>5</text:p>
          </table:table-cell>
          <table:table-cell office:value-type="float" office:value="0.02" table:formula="of:=20*10^-3" table:style-name="ce8">
            <text:p>0,02</text:p>
          </table:table-cell>
          <table:table-cell office:value-type="float" office:value="7.0000000000000007E-2" table:formula="of:=70*10^-3" table:style-name="ce8">
            <text:p>0,07</text:p>
          </table:table-cell>
          <table:table-cell office:value-type="float" office:value="0.1" table:formula="of:=100*10^-3" table:style-name="ce8">
            <text:p>0,1</text:p>
          </table:table-cell>
          <table:table-cell office:value-type="float" office:value="6.6000000000000003E-2" table:formula="of:=[.J13]*[.M13]" table:style-name="ce9">
            <text:p>0,066</text:p>
          </table:table-cell>
          <table:table-cell office:value-type="float" office:value="0.23100000000000001" table:formula="of:=[.K13]*[.N13]" table:style-name="ce9">
            <text:p>0,231</text:p>
          </table:table-cell>
          <table:table-cell office:value-type="float" office:value="0.5" table:formula="of:=[.L13]*[.O13]" table:style-name="ce9">
            <text:p>0,5</text:p>
          </table:table-cell>
          <table:table-cell office:value-type="float" office:value="5.7750000000000003E-2" table:formula="of:=[.Q13]*1/4" table:style-name="ce9">
            <text:p>0,05775</text:p>
          </table:table-cell>
          <table:table-cell office:value-type="string" table:style-name="ce3">
            <text:p>onle od when sending data. Will do this when I am near to filling the chash memory</text:p>
          </table:table-cell>
          <table:table-cell table:number-columns-repeated="16364"/>
        </table:table-row>
        <table:table-row table:style-name="ro1">
          <table:covered-table-cell/>
          <table:table-cell office:value-type="string" office:string-value="J1, J3" table:formula="of:=[kian_recever_microcontroler_sub.A3]" table:style-name="ce3">
            <text:p>J1, J3</text:p>
          </table:table-cell>
          <table:table-cell office:value-type="string" office:string-value="Conn_01x20_Pin" table:formula="of:=[kian_recever_microcontroler_sub.B3]" table:style-name="ce3">
            <text:p>Conn_01x20_Pin</text:p>
          </table:table-cell>
          <table:table-cell office:value-type="string" office:string-value="brenden" table:formula="of:=[kian_recever_microcontroler_sub.K3]" table:style-name="ce3">
            <text:p>brenden</text:p>
          </table:table-cell>
          <table:table-cell office:value-type="float" office:value="1" table:style-name="ce3">
            <text:p>1</text:p>
          </table:table-cell>
          <table:table-cell office:value-type="float" office:value="24" table:formula="of:=[kian_recever_microcontroler_sub.I3]" table:style-name="ce3">
            <text:p>24</text:p>
          </table:table-cell>
          <table:table-cell office:value-type="float" office:value="24" table:formula="of:=[.F14]*[.E14]" table:style-name="ce3">
            <text:p>24</text:p>
          </table:table-cell>
          <table:table-cell office:value-type="float" office:value="0" table:formula="of:=IF([.D14]=&quot;brenden&quot;;0;[.F14])" table:style-name="ce3">
            <text:p>0</text:p>
          </table:table-cell>
          <table:table-cell office:value-type="string" office:string-value="~" table:formula="of:=[kian_recever_microcontroler_sub.D3]" table:style-name="ce3">
            <text:p>~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3" table:style-name="ce8"/>
          <table:table-cell table:number-columns-repeated="4" table:style-name="ce9"/>
          <table:table-cell table:style-name="ce3"/>
          <table:table-cell table:number-columns-repeated="16364"/>
        </table:table-row>
        <table:table-row table:style-name="ro1">
          <table:covered-table-cell/>
          <table:table-cell office:value-type="string" office:string-value="J2, J4" table:formula="of:=[kian_recever_microcontroler_sub.A4]" table:style-name="ce3">
            <text:p>J2, J4</text:p>
          </table:table-cell>
          <table:table-cell office:value-type="string" office:string-value="Conn_01x20_Socket" table:formula="of:=[kian_recever_microcontroler_sub.B4]" table:style-name="ce3">
            <text:p>Conn_01x20_Socket</text:p>
          </table:table-cell>
          <table:table-cell office:value-type="string" office:string-value="brenden" table:formula="of:=[kian_recever_microcontroler_sub.K4]" table:style-name="ce3">
            <text:p>brenden</text:p>
          </table:table-cell>
          <table:table-cell office:value-type="float" office:value="1" table:style-name="ce3">
            <text:p>1</text:p>
          </table:table-cell>
          <table:table-cell office:value-type="float" office:value="20" table:formula="of:=[kian_recever_microcontroler_sub.I4]" table:style-name="ce3">
            <text:p>20</text:p>
          </table:table-cell>
          <table:table-cell office:value-type="float" office:value="20" table:formula="of:=[.F15]*[.E15]" table:style-name="ce3">
            <text:p>20</text:p>
          </table:table-cell>
          <table:table-cell office:value-type="float" office:value="0" table:formula="of:=IF([.D15]=&quot;brenden&quot;;0;[.F15])" table:style-name="ce3">
            <text:p>0</text:p>
          </table:table-cell>
          <table:table-cell office:value-type="string" office:string-value="~" table:formula="of:=[kian_recever_microcontroler_sub.D4]" table:style-name="ce3">
            <text:p>~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3" table:style-name="ce8"/>
          <table:table-cell table:number-columns-repeated="4" table:style-name="ce9"/>
          <table:table-cell table:style-name="ce3"/>
          <table:table-cell table:number-columns-repeated="16364"/>
        </table:table-row>
        <table:table-row table:style-name="ro1">
          <table:covered-table-cell/>
          <table:table-cell office:value-type="string" office:string-value="Q1" table:formula="of:=[kian_recever_microcontroler_sub.A5]" table:style-name="ce3">
            <text:p>Q1</text:p>
          </table:table-cell>
          <table:table-cell office:value-type="string" office:string-value="NMOS" table:formula="of:=[kian_recever_microcontroler_sub.B5]" table:style-name="ce3">
            <text:p>NMOS</text:p>
          </table:table-cell>
          <table:table-cell office:value-type="string" office:string-value="brendon" table:formula="of:=[kian_recever_microcontroler_sub.K5]" table:style-name="ce3">
            <text:p>brendon</text:p>
          </table:table-cell>
          <table:table-cell office:value-type="float" office:value="1" table:style-name="ce3">
            <text:p>1</text:p>
          </table:table-cell>
          <table:table-cell office:value-type="float" office:value="10" table:formula="of:=[kian_recever_microcontroler_sub.I5]" table:style-name="ce3">
            <text:p>10</text:p>
          </table:table-cell>
          <table:table-cell office:value-type="float" office:value="10" table:formula="of:=[.F16]*[.E16]" table:style-name="ce3">
            <text:p>10</text:p>
          </table:table-cell>
          <table:table-cell office:value-type="float" office:value="10" table:formula="of:=IF([.D16]=&quot;brenden&quot;;0;[.F16])" table:style-name="ce3">
            <text:p>10</text:p>
          </table:table-cell>
          <table:table-cell office:value-type="string" office:string-value="https://ngspice.sourceforge.io/docs/ngspice-manual.pdf" table:formula="of:=[kian_recever_microcontroler_sub.D5]" table:style-name="ce3">
            <text:p>https://ngspice.sourceforge.io/docs/ngspice-manual.pdf</text:p>
          </table:table-cell>
          <table:table-cell office:value-type="float" office:value="3.3" table:style-name="ce7">
            <text:p>3,3</text:p>
          </table:table-cell>
          <table:table-cell office:value-type="float" office:value="3.3" table:style-name="ce7">
            <text:p>3,3</text:p>
          </table:table-cell>
          <table:table-cell office:value-type="float" office:value="3.3" table:style-name="ce7">
            <text:p>3,3</text:p>
          </table:table-cell>
          <table:table-cell office:value-type="float" office:value="3.2999999999999996E-5" table:formula="of:=[.L16]/100000" table:style-name="ce8">
            <text:p>0,000033</text:p>
          </table:table-cell>
          <table:table-cell office:value-type="float" office:value="3.2999999999999996E-5" table:formula="of:=[.K16]/100000" table:style-name="ce8">
            <text:p>0,000033</text:p>
          </table:table-cell>
          <table:table-cell office:value-type="float" office:value="3.2999999999999996E-5" table:formula="of:=[.L16]/100000" table:style-name="ce8">
            <text:p>0,000033</text:p>
          </table:table-cell>
          <table:table-cell office:value-type="float" office:value="1.0889999999999998E-4" table:formula="of:=[.J16]*[.M16]" table:style-name="ce9">
            <text:p>0,0001089</text:p>
          </table:table-cell>
          <table:table-cell office:value-type="float" office:value="1.0889999999999998E-4" table:formula="of:=[.K16]*[.N16]" table:style-name="ce9">
            <text:p>0,0001089</text:p>
          </table:table-cell>
          <table:table-cell office:value-type="float" office:value="1.0889999999999998E-4" table:formula="of:=[.L16]*[.O16]" table:style-name="ce9">
            <text:p>0,0001089</text:p>
          </table:table-cell>
          <table:table-cell office:value-type="float" office:value="2.7224999999999994E-5" table:formula="of:=[.Q16]*1/4" table:style-name="ce9">
            <text:p>0,000027225</text:p>
          </table:table-cell>
          <table:table-cell office:value-type="string" table:style-name="ce3">
            <text:p><text:s/>when the 3.3 power lines are ternd of</text:p>
          </table:table-cell>
          <table:table-cell table:number-columns-repeated="16364"/>
        </table:table-row>
        <table:table-row table:style-name="ro1">
          <table:covered-table-cell/>
          <table:table-cell office:value-type="string" office:string-value="SW1" table:formula="of:=[kian_recever_microcontroler_sub.A6]" table:style-name="ce3">
            <text:p>SW1</text:p>
          </table:table-cell>
          <table:table-cell office:value-type="string" office:string-value="SW_MEC_5E" table:formula="of:=[kian_recever_microcontroler_sub.B6]" table:style-name="ce3">
            <text:p>SW_MEC_5E</text:p>
          </table:table-cell>
          <table:table-cell office:value-type="string" office:string-value="brendon" table:formula="of:=[kian_recever_microcontroler_sub.K6]" table:style-name="ce3">
            <text:p>brendon</text:p>
          </table:table-cell>
          <table:table-cell office:value-type="float" office:value="1" table:style-name="ce3">
            <text:p>1</text:p>
          </table:table-cell>
          <table:table-cell office:value-type="float" office:value="2" table:formula="of:=[kian_recever_microcontroler_sub.I6]" table:style-name="ce3">
            <text:p>2</text:p>
          </table:table-cell>
          <table:table-cell office:value-type="float" office:value="2" table:formula="of:=[.F17]*[.E17]" table:style-name="ce3">
            <text:p>2</text:p>
          </table:table-cell>
          <table:table-cell office:value-type="float" office:value="2" table:formula="of:=IF([.D17]=&quot;brenden&quot;;0;[.F17])" table:style-name="ce3">
            <text:p>2</text:p>
          </table:table-cell>
          <table:table-cell office:value-type="string" office:string-value="http://www.apem.com/int/index.php?controller=attachment&amp;id_attachment=1371" table:formula="of:=[kian_recever_microcontroler_sub.D6]" table:style-name="ce3">
            <text:p>http://www.apem.com/int/index.php?controller=attachment&amp;id_attachment=1371</text:p>
          </table:table-cell>
          <table:table-cell office:value-type="float" office:value="3.3" table:style-name="ce7">
            <text:p>3,3</text:p>
          </table:table-cell>
          <table:table-cell office:value-type="float" office:value="3.3" table:style-name="ce7">
            <text:p>3,3</text:p>
          </table:table-cell>
          <table:table-cell office:value-type="float" office:value="3.3" table:style-name="ce7">
            <text:p>3,3</text:p>
          </table:table-cell>
          <table:table-cell office:value-type="float" office:value="6.5999999999999992E-5" table:formula="of:=3.3/50000" table:style-name="ce8">
            <text:p>0,000066</text:p>
          </table:table-cell>
          <table:table-cell office:value-type="float" office:value="6.5999999999999992E-5" table:formula="of:=3.3/50000" table:style-name="ce8">
            <text:p>0,000066</text:p>
          </table:table-cell>
          <table:table-cell office:value-type="float" office:value="6.5999999999999992E-5" table:formula="of:=3.3/50000" table:style-name="ce8">
            <text:p>0,000066</text:p>
          </table:table-cell>
          <table:table-cell office:value-type="float" office:value="2.1779999999999995E-4" table:formula="of:=[.J17]*[.M17]" table:style-name="ce9">
            <text:p>0,0002178</text:p>
          </table:table-cell>
          <table:table-cell office:value-type="float" office:value="2.1779999999999995E-4" table:formula="of:=[.K17]*[.N17]" table:style-name="ce9">
            <text:p>0,0002178</text:p>
          </table:table-cell>
          <table:table-cell office:value-type="float" office:value="2.1779999999999995E-4" table:formula="of:=[.L17]*[.O17]" table:style-name="ce9">
            <text:p>0,0002178</text:p>
          </table:table-cell>
          <table:table-cell office:value-type="float" office:value="0" table:style-name="ce9">
            <text:p>0</text:p>
          </table:table-cell>
          <table:table-cell office:value-type="string" table:style-name="ce3">
            <text:p>onlle when the button it presed</text:p>
          </table:table-cell>
          <table:table-cell table:number-columns-repeated="16364"/>
        </table:table-row>
        <table:table-row table:style-name="ro1">
          <table:covered-table-cell/>
          <table:table-cell office:value-type="string" office:string-value="U1" table:formula="of:=[kian_recever_microcontroler_sub.A7]" table:style-name="ce3">
            <text:p>U1</text:p>
          </table:table-cell>
          <table:table-cell office:value-type="string" office:string-value="LCD" table:formula="of:=[kian_recever_microcontroler_sub.B7]" table:style-name="ce3">
            <text:p>LCD</text:p>
          </table:table-cell>
          <table:table-cell office:value-type="string" office:string-value="https://www.robotics.org.za/LCD1602-WB-33V-I2C" table:formula="of:=[kian_recever_microcontroler_sub.K7]" table:style-name="ce3">
            <text:p>https://www.robotics.org.za/LCD1602-WB-33V-I2C</text:p>
          </table:table-cell>
          <table:table-cell office:value-type="float" office:value="1" table:style-name="ce3">
            <text:p>1</text:p>
          </table:table-cell>
          <table:table-cell office:value-type="float" office:value="58" table:formula="of:=[kian_recever_microcontroler_sub.I7]" table:style-name="ce3">
            <text:p>58</text:p>
          </table:table-cell>
          <table:table-cell office:value-type="float" office:value="58" table:formula="of:=[.F18]*[.E18]" table:style-name="ce3">
            <text:p>58</text:p>
          </table:table-cell>
          <table:table-cell office:value-type="float" office:value="58" table:formula="of:=IF([.D18]=&quot;brenden&quot;;0;[.F18])" table:style-name="ce3">
            <text:p>58</text:p>
          </table:table-cell>
          <table:table-cell office:value-type="float" office:value="0" table:formula="of:=[kian_recever_microcontroler_sub.D7]" table:style-name="ce3">
            <text:p>0</text:p>
          </table:table-cell>
          <table:table-cell office:value-type="float" office:value="3.3" table:style-name="ce7">
            <text:p>3,3</text:p>
          </table:table-cell>
          <table:table-cell office:value-type="float" office:value="3.3" table:style-name="ce7">
            <text:p>3,3</text:p>
          </table:table-cell>
          <table:table-cell office:value-type="float" office:value="3.3" table:style-name="ce7">
            <text:p>3,3</text:p>
          </table:table-cell>
          <table:table-cell table:number-columns-repeated="3" table:style-name="ce8"/>
          <table:table-cell table:number-columns-repeated="4" table:style-name="ce9"/>
          <table:table-cell table:style-name="ce3"/>
          <table:table-cell table:number-columns-repeated="16364"/>
        </table:table-row>
        <table:table-row table:style-name="ro1">
          <table:covered-table-cell/>
          <table:table-cell office:value-type="string" office:string-value="U3" table:formula="of:=[kian_recever_microcontroler_sub.A8]" table:style-name="ce3">
            <text:p>U3</text:p>
          </table:table-cell>
          <table:table-cell office:value-type="string" table:style-name="ce3">
            <text:p>ESP32</text:p>
          </table:table-cell>
          <table:table-cell office:value-type="string" office:string-value="https://www.pishop.co.za/store/raspberry-pi-pico-wh-with-pre-soldered-headers?keyword=pico%20w&amp;category_id=0" table:formula="of:=[kian_recever_microcontroler_sub.K8]" table:style-name="ce3">
            <text:p>https://www.pishop.co.za/store/raspberry-pi-pico-wh-with-pre-soldered-headers?keyword=pico%20w&amp;category_id=0</text:p>
          </table:table-cell>
          <table:table-cell office:value-type="float" office:value="1" table:style-name="ce3">
            <text:p>1</text:p>
          </table:table-cell>
          <table:table-cell office:value-type="float" office:value="159" table:style-name="ce3">
            <text:p>159</text:p>
          </table:table-cell>
          <table:table-cell office:value-type="float" office:value="159" table:formula="of:=[.F19]*[.E19]" table:style-name="ce3">
            <text:p>159</text:p>
          </table:table-cell>
          <table:table-cell office:value-type="float" office:value="159" table:formula="of:=IF([.D19]=&quot;brenden&quot;;0;[.F19])" table:style-name="ce3">
            <text:p>159</text:p>
          </table:table-cell>
          <table:table-cell office:value-type="string" office:string-value="https://datasheets.raspberrypi.com/pico/pico-datasheet.pdf" table:formula="of:=[kian_recever_microcontroler_sub.D8]" table:style-name="ce3">
            <text:p>https://datasheets.raspberrypi.com/pico/pico-datasheet.pdf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.0000000000000001E-3" table:formula="of:=5*10^-3" table:style-name="ce8">
            <text:p>0,005</text:p>
          </table:table-cell>
          <table:table-cell office:value-type="float" office:value="2.5000000000000001E-2" table:formula="of:=25*10^-3" table:style-name="ce8">
            <text:p>0,025</text:p>
          </table:table-cell>
          <table:table-cell office:value-type="string" table:style-name="ce8">
            <text:p>n/a</text:p>
          </table:table-cell>
          <table:table-cell office:value-type="float" office:value="2.5000000000000001E-2" table:formula="of:=[.J19]*[.M19]" table:style-name="ce9">
            <text:p>0,025</text:p>
          </table:table-cell>
          <table:table-cell office:value-type="float" office:value="0.125" table:formula="of:=[.K19]*[.N19]" table:style-name="ce9">
            <text:p>0,125</text:p>
          </table:table-cell>
          <table:table-cell office:value-type="error" office:string-value="#VALUE!" table:formula="of:=[.L19]*[.O19]" table:style-name="ce9">
            <text:p>#VALUE!</text:p>
          </table:table-cell>
          <table:table-cell office:value-type="float" office:value="3.6111111111111108E-2" table:formula="of:=[.P19]*8/9+[.Q19]*1/9" table:style-name="ce9">
            <text:p>0,036111111</text:p>
          </table:table-cell>
          <table:table-cell office:value-type="string" table:style-name="ce3">
            <text:p>In this senero typ in in power mode and min is in sleep mode worst case I can onlie get it to sleep for 3/4 of the time.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otal<text:s/></text:p>
          </table:table-cell>
          <table:table-cell table:number-columns-repeated="2" table:style-name="ce3"/>
          <table:table-cell table:style-name="ce10"/>
          <table:table-cell table:style-name="ce3"/>
          <table:table-cell office:value-type="float" office:value="292" table:formula="of:=SUM([.F13:.F19])" table:style-name="ce3">
            <text:p>292</text:p>
          </table:table-cell>
          <table:table-cell office:value-type="float" office:value="292" table:formula="of:=SUM([.G13:.G19])" table:style-name="ce3">
            <text:p>292</text:p>
          </table:table-cell>
          <table:table-cell office:value-type="float" office:value="248" table:formula="of:=SUM([.H13:.H19])" table:style-name="ce3">
            <text:p>248</text:p>
          </table:table-cell>
          <table:table-cell table:style-name="ce3"/>
          <table:table-cell office:value-type="float" office:value="3.3" table:style-name="ce7">
            <text:p>3,3</text:p>
          </table:table-cell>
          <table:table-cell office:value-type="float" office:value="3.3" table:style-name="ce7">
            <text:p>3,3</text:p>
          </table:table-cell>
          <table:table-cell office:value-type="float" office:value="3.3" table:style-name="ce7">
            <text:p>3,3</text:p>
          </table:table-cell>
          <table:table-cell table:style-name="ce8"/>
          <table:table-cell office:value-type="float" office:value="0.1" table:style-name="ce8">
            <text:p>0,1</text:p>
          </table:table-cell>
          <table:table-cell table:style-name="ce8"/>
          <table:table-cell table:style-name="ce9"/>
          <table:table-cell office:value-type="float" office:value="0.33" table:formula="of:=[.K20]*[.N20]" table:style-name="ce9">
            <text:p>0,33</text:p>
          </table:table-cell>
          <table:table-cell table:style-name="ce9"/>
          <table:table-cell office:value-type="float" office:value="0.33" table:formula="of:=[.Q20]" table:style-name="ce9">
            <text:p>0,33</text:p>
          </table:table-cell>
          <table:table-cell office:value-type="string" table:style-name="ce12">
            <text:p>REALY not Sure about this<text:s/>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other</text:p>
          </table:table-cell>
          <table:table-cell table:style-name="ce3"/>
          <table:table-cell office:value-type="string" table:style-name="ce3">
            <text:p>HKV HS-TFC1-16GB+ADPT</text:p>
          </table:table-cell>
          <table:table-cell office:value-type="string" table:style-name="ce3">
            <text:p>https://www.communica.co.za/products/hkv-hs-tfc1-16gb-adpt</text:p>
          </table:table-cell>
          <table:table-cell office:value-type="float" office:value="2" table:style-name="ce3">
            <text:p>2</text:p>
          </table:table-cell>
          <table:table-cell office:value-type="float" office:value="56" table:style-name="ce3">
            <text:p>56</text:p>
          </table:table-cell>
          <table:table-cell office:value-type="float" office:value="112" table:formula="of:=[.F21]*[.E21]" table:style-name="ce3">
            <text:p>112</text:p>
          </table:table-cell>
          <table:table-cell office:value-type="float" office:value="112" table:style-name="ce3">
            <text:p>112</text:p>
          </table:table-cell>
          <table:table-cell table:style-name="ce3"/>
          <table:table-cell table:number-columns-repeated="3" table:style-name="ce7"/>
          <table:table-cell table:number-columns-repeated="3" table:style-name="ce8"/>
          <table:table-cell table:number-columns-repeated="3" table:style-name="ce9"/>
          <table:table-cell office:value-type="float" office:value="0.36613833611111113" table:formula="of:=SUM([.S16:.S20])" table:style-name="ce11">
            <text:p>0,366138336</text:p>
          </table:table-cell>
          <table:table-cell table:style-name="ce3"/>
          <table:table-cell table:number-columns-repeated="16364"/>
        </table:table-row>
        <table:table-row table:style-name="ro1">
          <table:table-cell table:number-columns-repeated="2" table:style-name="ce3"/>
          <table:table-cell office:value-type="string" table:style-name="ce3">
            <text:p>contaner</text:p>
          </table:table-cell>
          <table:table-cell office:value-type="string" table:style-name="ce3">
            <text:p>https://www.takealot.com/o2-store-900ml-lunch-box-with-snack-sections/PLID94527310</text:p>
          </table:table-cell>
          <table:table-cell office:value-type="float" office:value="1" table:style-name="ce3">
            <text:p>1</text:p>
          </table:table-cell>
          <table:table-cell office:value-type="float" office:value="99" table:style-name="ce3">
            <text:p>99</text:p>
          </table:table-cell>
          <table:table-cell office:value-type="float" office:value="99" table:formula="of:=[.F22]*[.E22]" table:style-name="ce3">
            <text:p>99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3" table:style-name="ce7"/>
          <table:table-cell table:number-columns-repeated="3" table:style-name="ce8"/>
          <table:table-cell table:number-columns-repeated="4" table:style-name="ce9"/>
          <table:table-cell table:style-name="ce3"/>
          <table:table-cell table:number-columns-repeated="16364"/>
        </table:table-row>
        <table:table-row table:style-name="ro2">
          <table:table-cell office:value-type="string" table:style-name="ce3">
            <text:p>total<text:s/></text:p>
          </table:table-cell>
          <table:table-cell table:number-columns-repeated="5" table:style-name="ce3"/>
          <table:table-cell office:value-type="float" office:value="211" table:formula="of:=SUM([.G21:.G22])" table:style-name="ce13">
            <text:p>211</text:p>
          </table:table-cell>
          <table:table-cell office:value-type="float" office:value="112" table:formula="of:=SUM([.H21:.H22])" table:style-name="ce13">
            <text:p>112</text:p>
          </table:table-cell>
          <table:table-cell table:style-name="ce3"/>
          <table:table-cell table:number-columns-repeated="3" table:style-name="ce7"/>
          <table:table-cell table:number-columns-repeated="3" table:style-name="ce8"/>
          <table:table-cell table:number-columns-repeated="4" table:style-name="ce9"/>
          <table:table-cell table:style-name="ce3"/>
          <table:table-cell table:number-columns-repeated="16364"/>
        </table:table-row>
        <table:table-row table:style-name="ro2">
          <table:table-cell office:value-type="string" table:style-name="ce3">
            <text:p>net cost</text:p>
          </table:table-cell>
          <table:table-cell table:number-columns-repeated="4" table:style-name="ce3"/>
          <table:table-cell table:style-name="ce10"/>
          <table:table-cell office:value-type="float" office:value="957" table:formula="of:=[.G23]+[.G20]+[.G12]" table:style-name="ce14">
            <text:p>957</text:p>
          </table:table-cell>
          <table:table-cell office:value-type="float" office:value="742" table:formula="of:=[.H23]+[.H20]+[.H12]" table:style-name="ce15">
            <text:p>742</text:p>
          </table:table-cell>
          <table:table-cell table:style-name="ce16"/>
          <table:table-cell table:number-columns-repeated="3" table:style-name="ce7"/>
          <table:table-cell table:number-columns-repeated="3" table:style-name="ce8"/>
          <table:table-cell table:number-columns-repeated="4" table:style-name="ce9"/>
          <table:table-cell table:style-name="ce3"/>
          <table:table-cell table:number-columns-repeated="16364"/>
        </table:table-row>
        <table:table-row table:style-name="ro1">
          <table:table-cell table:number-columns-repeated="6" table:style-name="ce3"/>
          <table:table-cell table:number-columns-repeated="2" table:style-name="ce17"/>
          <table:table-cell table:style-name="ce3"/>
          <table:table-cell table:number-columns-repeated="3" table:style-name="ce7"/>
          <table:table-cell table:number-columns-repeated="3" table:style-name="ce8"/>
          <table:table-cell table:number-columns-repeated="4" table:style-name="ce9"/>
          <table:table-cell table:style-name="ce3"/>
          <table:table-cell table:number-columns-repeated="16364"/>
        </table:table-row>
        <table:table-row table:style-name="ro2">
          <table:table-cell table:number-columns-repeated="5" table:style-name="ce3"/>
          <table:table-cell table:style-name="ce13"/>
          <table:table-cell table:number-columns-repeated="3" table:style-name="ce3"/>
          <table:table-cell table:number-columns-repeated="3" table:style-name="ce7"/>
          <table:table-cell table:number-columns-repeated="3" table:style-name="ce8"/>
          <table:table-cell table:number-columns-repeated="4" table:style-name="ce9"/>
          <table:table-cell table:style-name="ce3"/>
          <table:table-cell table:number-columns-repeated="16364"/>
        </table:table-row>
        <table:table-row table:style-name="ro2">
          <table:table-cell table:number-columns-repeated="4" table:style-name="ce3"/>
          <table:table-cell table:style-name="ce10"/>
          <table:table-cell table:style-name="ce18"/>
          <table:table-cell table:style-name="ce16"/>
          <table:table-cell table:number-columns-repeated="2" table:style-name="ce3"/>
          <table:table-cell table:number-columns-repeated="3" table:style-name="ce7"/>
          <table:table-cell table:number-columns-repeated="3" table:style-name="ce8"/>
          <table:table-cell table:number-columns-repeated="4" table:style-name="ce9"/>
          <table:table-cell table:style-name="ce3"/>
          <table:table-cell table:number-columns-repeated="16364"/>
        </table:table-row>
        <table:table-row table:style-name="ro1">
          <table:table-cell table:number-columns-repeated="5" table:style-name="ce3"/>
          <table:table-cell table:style-name="ce17"/>
          <table:table-cell table:number-columns-repeated="3" table:style-name="ce3"/>
          <table:table-cell table:number-columns-repeated="3" table:style-name="ce7"/>
          <table:table-cell table:number-columns-repeated="3" table:style-name="ce8"/>
          <table:table-cell table:number-columns-repeated="4" table:style-name="ce9"/>
          <table:table-cell table:style-name="ce3"/>
          <table:table-cell table:number-columns-repeated="16364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16"/>
          <table:table-cell office:value-type="string" table:style-name="ce1">
            <text:p>0.066</text:p>
          </table:table-cell>
          <table:table-cell office:value-type="string" table:style-name="ce1">
            <text:p>0.231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0.05775</text:p>
          </table:table-cell>
          <table:table-cell table:number-columns-repeated="2" table:style-name="ce1"/>
          <table:table-cell office:value-type="string" table:style-name="ce1">
            <text:p>0.066</text:p>
          </table:table-cell>
          <table:table-cell office:value-type="string" table:style-name="ce1">
            <text:p>0.231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0.05775</text:p>
          </table:table-cell>
          <table:table-cell table:number-columns-repeated="16358"/>
        </table:table-row>
        <table:table-row table:number-rows-repeated="2" table:style-name="ro1">
          <table:table-cell table:number-columns-repeated="16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 table:style-name="ce1"/>
        </table:table-row>
        <table:table-row table:style-name="ro1">
          <table:table-cell table:number-columns-repeated="16"/>
          <table:table-cell office:value-type="string" table:style-name="ce1">
            <text:p>0.0001089</text:p>
          </table:table-cell>
          <table:table-cell office:value-type="string" table:style-name="ce1">
            <text:p>0.0001089</text:p>
          </table:table-cell>
          <table:table-cell office:value-type="string" table:style-name="ce1">
            <text:p>0.0001089</text:p>
          </table:table-cell>
          <table:table-cell office:value-type="string" table:style-name="ce1">
            <text:p>0.000027225</text:p>
          </table:table-cell>
          <table:table-cell table:number-columns-repeated="2" table:style-name="ce1"/>
          <table:table-cell office:value-type="string" table:style-name="ce1">
            <text:p>0.0001089</text:p>
          </table:table-cell>
          <table:table-cell office:value-type="string" table:style-name="ce1">
            <text:p>0.0001089</text:p>
          </table:table-cell>
          <table:table-cell office:value-type="string" table:style-name="ce1">
            <text:p>0.0001089</text:p>
          </table:table-cell>
          <table:table-cell office:value-type="string" table:style-name="ce1">
            <text:p>0.000027225</text:p>
          </table:table-cell>
          <table:table-cell table:number-columns-repeated="16358"/>
        </table:table-row>
        <table:table-row table:style-name="ro1">
          <table:table-cell table:number-columns-repeated="16"/>
          <table:table-cell office:value-type="string" table:style-name="ce1">
            <text:p>0.0002178</text:p>
          </table:table-cell>
          <table:table-cell office:value-type="string" table:style-name="ce1">
            <text:p>0.0002178</text:p>
          </table:table-cell>
          <table:table-cell office:value-type="string" table:style-name="ce1">
            <text:p>0.000217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0.0002178</text:p>
          </table:table-cell>
          <table:table-cell office:value-type="string" table:style-name="ce1">
            <text:p>0.0002178</text:p>
          </table:table-cell>
          <table:table-cell office:value-type="string" table:style-name="ce1">
            <text:p>0.0002178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table:number-columns-repeated="16"/>
          <table:table-cell office:value-type="string" table:style-name="ce1">
            <text:p>0.025</text:p>
          </table:table-cell>
          <table:table-cell office:value-type="string" table:style-name="ce1">
            <text:p>0.125</text:p>
          </table:table-cell>
          <table:table-cell office:value-type="error" office:string-value="#VALUE!" table:formula="of:=#VALUE!" table:style-name="ce1">
            <text:p>#VALUE!</text:p>
          </table:table-cell>
          <table:table-cell office:value-type="string" table:style-name="ce1">
            <text:p>0.05</text:p>
          </table:table-cell>
          <table:table-cell table:number-columns-repeated="2" table:style-name="ce1"/>
          <table:table-cell office:value-type="string" table:style-name="ce1">
            <text:p>0.025</text:p>
          </table:table-cell>
          <table:table-cell office:value-type="string" table:style-name="ce1">
            <text:p>0.125</text:p>
          </table:table-cell>
          <table:table-cell office:value-type="error" office:string-value="#VALUE!" table:formula="of:=#VALUE!" table:style-name="ce1">
            <text:p>#VALUE!</text:p>
          </table:table-cell>
          <table:table-cell office:value-type="string" table:style-name="ce1">
            <text:p>0.05</text:p>
          </table:table-cell>
          <table:table-cell table:number-columns-repeated="16358"/>
        </table:table-row>
        <table:table-row table:style-name="ro1">
          <table:table-cell table:number-columns-repeated="16"/>
          <table:table-cell office:value-type="float" office:value="0" table:style-name="ce1">
            <text:p>0</text:p>
          </table:table-cell>
          <table:table-cell office:value-type="string" table:style-name="ce1">
            <text:p>0.0000056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00056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00056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000561</text:p>
          </table:table-cell>
          <table:table-cell table:number-columns-repeated="16358"/>
        </table:table-row>
        <table:table-row table:style-name="ro1">
          <table:table-cell table:number-columns-repeated="16"/>
          <table:table-cell office:value-type="float" office:value="0" table:style-name="ce1">
            <text:p>0</text:p>
          </table:table-cell>
          <table:table-cell office:value-type="string" table:style-name="ce1">
            <text:p>0.0000198</text:p>
          </table:table-cell>
          <table:table-cell office:value-type="string" table:style-name="ce1">
            <text:p>0.0000396</text:p>
          </table:table-cell>
          <table:table-cell office:value-type="string" table:style-name="ce1">
            <text:p>0.000059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00198</text:p>
          </table:table-cell>
          <table:table-cell office:value-type="string" table:style-name="ce1">
            <text:p>0.0000396</text:p>
          </table:table-cell>
          <table:table-cell office:value-type="string" table:style-name="ce1">
            <text:p>0.0000594</text:p>
          </table:table-cell>
          <table:table-cell table:number-columns-repeated="16358"/>
        </table:table-row>
        <table:table-row table:style-name="ro1">
          <table:table-cell table:number-columns-repeated="16"/>
          <table:table-cell office:value-type="float" office:value="0" table:style-name="ce1">
            <text:p>0</text:p>
          </table:table-cell>
          <table:table-cell office:value-type="string" table:style-name="ce1">
            <text:p>0.000165</text:p>
          </table:table-cell>
          <table:table-cell office:value-type="string" table:style-name="ce1">
            <text:p>0.0039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0165</text:p>
          </table:table-cell>
          <table:table-cell office:value-type="string" table:style-name="ce1">
            <text:p>0.00396</text:p>
          </table:table-cell>
          <table:table-cell office:value-type="string" table:style-name="ce1">
            <text:p>0.00111375</text:p>
          </table:table-cell>
          <table:table-cell table:number-columns-repeated="16358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0.108955985</text:p>
          </table:table-cell>
          <table:table-cell table:number-columns-repeated="5" table:style-name="ce1"/>
          <table:table-cell office:value-type="string" table:style-name="ce1">
            <text:p>0.108955985</text:p>
          </table:table-cell>
          <table:table-cell table:number-columns-repeated="16358"/>
        </table:table-row>
        <table:table-row table:style-name="ro1">
          <table:table-cell table:number-columns-repeated="16"/>
          <table:table-cell office:value-type="string" table:style-name="ce1">
            <text:p>0.066</text:p>
          </table:table-cell>
          <table:table-cell office:value-type="string" table:style-name="ce1">
            <text:p>0.231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0.05775</text:p>
          </table:table-cell>
          <table:table-cell table:number-columns-repeated="2" table:style-name="ce1"/>
          <table:table-cell office:value-type="string" table:style-name="ce1">
            <text:p>0.066</text:p>
          </table:table-cell>
          <table:table-cell office:value-type="string" table:style-name="ce1">
            <text:p>0.231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0.05775</text:p>
          </table:table-cell>
          <table:table-cell table:number-columns-repeated="1635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6"/>
          <table:table-cell office:value-type="string" table:style-name="ce1">
            <text:p>0.0001089</text:p>
          </table:table-cell>
          <table:table-cell office:value-type="string" table:style-name="ce1">
            <text:p>0.0001089</text:p>
          </table:table-cell>
          <table:table-cell office:value-type="string" table:style-name="ce1">
            <text:p>0.0001089</text:p>
          </table:table-cell>
          <table:table-cell office:value-type="string" table:style-name="ce1">
            <text:p>0.000027225</text:p>
          </table:table-cell>
          <table:table-cell table:number-columns-repeated="2" table:style-name="ce1"/>
          <table:table-cell office:value-type="string" table:style-name="ce1">
            <text:p>0.0001089</text:p>
          </table:table-cell>
          <table:table-cell office:value-type="string" table:style-name="ce1">
            <text:p>0.0001089</text:p>
          </table:table-cell>
          <table:table-cell office:value-type="string" table:style-name="ce1">
            <text:p>0.0001089</text:p>
          </table:table-cell>
          <table:table-cell office:value-type="string" table:style-name="ce1">
            <text:p>0.000027225</text:p>
          </table:table-cell>
          <table:table-cell table:number-columns-repeated="16358"/>
        </table:table-row>
        <table:table-row table:style-name="ro1">
          <table:table-cell table:number-columns-repeated="16"/>
          <table:table-cell office:value-type="string" table:style-name="ce1">
            <text:p>0.0002178</text:p>
          </table:table-cell>
          <table:table-cell office:value-type="string" table:style-name="ce1">
            <text:p>0.0002178</text:p>
          </table:table-cell>
          <table:table-cell office:value-type="string" table:style-name="ce1">
            <text:p>0.000217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0.0002178</text:p>
          </table:table-cell>
          <table:table-cell office:value-type="string" table:style-name="ce1">
            <text:p>0.0002178</text:p>
          </table:table-cell>
          <table:table-cell office:value-type="string" table:style-name="ce1">
            <text:p>0.0002178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"/>
          <table:table-cell office:value-type="string" table:style-name="ce1">
            <text:p>0.025</text:p>
          </table:table-cell>
          <table:table-cell office:value-type="string" table:style-name="ce1">
            <text:p>0.125</text:p>
          </table:table-cell>
          <table:table-cell office:value-type="error" office:string-value="#VALUE!" table:formula="of:=#VALUE!" table:style-name="ce1">
            <text:p>#VALUE!</text:p>
          </table:table-cell>
          <table:table-cell office:value-type="string" table:style-name="ce1">
            <text:p>0.0361111111111111</text:p>
          </table:table-cell>
          <table:table-cell table:number-columns-repeated="2" table:style-name="ce1"/>
          <table:table-cell office:value-type="string" table:style-name="ce1">
            <text:p>0.025</text:p>
          </table:table-cell>
          <table:table-cell office:value-type="string" table:style-name="ce1">
            <text:p>0.125</text:p>
          </table:table-cell>
          <table:table-cell office:value-type="error" office:string-value="#VALUE!" table:formula="of:=#VALUE!" table:style-name="ce1">
            <text:p>#VALUE!</text:p>
          </table:table-cell>
          <table:table-cell office:value-type="string" table:style-name="ce1">
            <text:p>0.0361111111111111</text:p>
          </table:table-cell>
          <table:table-cell table:number-columns-repeated="16358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0.33</text:p>
          </table:table-cell>
          <table:table-cell table:style-name="ce1"/>
          <table:table-cell office:value-type="string" table:style-name="ce1">
            <text:p>0.33</text:p>
          </table:table-cell>
          <table:table-cell table:number-columns-repeated="3" table:style-name="ce1"/>
          <table:table-cell office:value-type="string" table:style-name="ce1">
            <text:p>0.33</text:p>
          </table:table-cell>
          <table:table-cell table:style-name="ce1"/>
          <table:table-cell office:value-type="string" table:style-name="ce1">
            <text:p>0.33</text:p>
          </table:table-cell>
          <table:table-cell table:number-columns-repeated="16358"/>
        </table:table-row>
        <table:table-row table:style-name="ro1">
          <table:table-cell table:number-columns-repeated="16"/>
          <table:table-cell table:number-columns-repeated="3" table:style-name="ce1"/>
          <table:table-cell office:value-type="string" table:style-name="ce1">
            <text:p>0.366138336111111</text:p>
          </table:table-cell>
          <table:table-cell table:number-columns-repeated="5" table:style-name="ce1"/>
          <table:table-cell office:value-type="string" table:style-name="ce1">
            <text:p>0.366138336111111</text:p>
          </table:table-cell>
          <table:table-cell table:number-columns-repeated="16358"/>
        </table:table-row>
        <table:table-row table:number-rows-repeated="1048521" table:style-name="ro1">
          <table:table-cell table:number-columns-repeated="16384"/>
        </table:table-row>
      </table:table>
      <table:database-ranges>
        <table:database-range table:target-range-address="kian_nest_microcontroler.A1:kian_nest_microcontroler.L10" table:name="kian_nest_microcontroler" table:display-filter-buttons="true" table:on-update-keep-size="false" table:on-update-keep-styles="true" table:refresh-delay="false">
          <table:database-source-sql table:database-name="Provider=Microsoft.Mashup.OleDb.1;Data Source=$Workbook$;Location=&quot;kian nest microcontroler&quot;;Extended Properties=&quot;&quot;" table:sql-statement="SELECT * FROM [kian nest microcontroler]"/>
        </table:database-range>
        <table:database-range table:target-range-address="kian_recever_microcontroler_sub.A1:kian_recever_microcontroler_sub.L8" table:name="kian_recever_microcontroler_subsection" table:display-filter-buttons="true" table:on-update-keep-size="false" table:on-update-keep-styles="true" table:refresh-delay="false">
          <table:database-source-sql table:database-name="Provider=Microsoft.Mashup.OleDb.1;Data Source=$Workbook$;Location=&quot;kian recever microcontroler subsection&quot;;Extended Properties=&quot;&quot;" table:sql-statement="SELECT * FROM [kian recever microcontroler subsection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425</meta:generator>
    <meta:initial-creator>kian frassek</meta:initial-creator>
    <dc:creator>kian frassek</dc:creator>
    <meta:creation-date>2024-04-10T20:49:29Z</meta:creation-date>
    <dc:date>2024-04-12T09:17:42Z</dc:date>
  </office:meta>
</office:document-meta>
</file>